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611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4.613cm"/>
    </style:style>
    <style:style style:name="co12" style:family="table-column">
      <style:table-column-properties fo:break-before="auto" style:column-width="1.48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0.861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3.552cm"/>
    </style:style>
    <style:style style:name="co22" style:family="table-column">
      <style:table-column-properties fo:break-before="auto" style:column-width="1.046cm"/>
    </style:style>
    <style:style style:name="co23" style:family="table-column">
      <style:table-column-properties fo:break-before="auto" style:column-width="1.947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3.667cm"/>
    </style:style>
    <style:style style:name="co29" style:family="table-column">
      <style:table-column-properties fo:break-before="auto" style:column-width="4.872cm"/>
    </style:style>
    <style:style style:name="co30" style:family="table-column">
      <style:table-column-properties fo:break-before="auto" style:column-width="3.38cm"/>
    </style:style>
    <style:style style:name="co31" style:family="table-column">
      <style:table-column-properties fo:break-before="auto" style:column-width="7.221cm"/>
    </style:style>
    <style:style style:name="co32" style:family="table-column">
      <style:table-column-properties fo:break-before="auto" style:column-width="2.577cm"/>
    </style:style>
    <style:style style:name="co33" style:family="table-column">
      <style:table-column-properties fo:break-before="auto" style:column-width="3.782cm"/>
    </style:style>
    <style:style style:name="co34" style:family="table-column">
      <style:table-column-properties fo:break-before="auto" style:column-width="8.0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f7f0a7"/>
      <style:text-properties style:text-position=""/>
    </style:style>
    <style:style style:name="ce16" style:family="table-cell" style:parent-style-name="Default">
      <style:table-cell-properties fo:background-color="#eaa94c"/>
      <style:text-properties fo:color="#000000" style:text-position=""/>
    </style:style>
    <style:style style:name="ce17" style:family="table-cell" style:parent-style-name="Default">
      <style:table-cell-properties fo:background-color="#ccffcc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000000" style:text-position=""/>
    </style:style>
    <style:style style:name="ce19" style:family="table-cell" style:parent-style-name="Default">
      <style:table-cell-properties fo:background-color="#ffcc99"/>
      <style:text-properties fo:color="#000000" style:text-position=""/>
    </style:style>
    <style:style style:name="ce20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dcdcff"/>
      <style:text-properties fo:color="#000000"/>
    </style:style>
    <style:style style:name="ce10" style:family="table-cell" style:parent-style-name="Default">
      <style:table-cell-properties fo:background-color="#e6a5e4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aa94c"/>
      <style:text-properties fo:color="#000000"/>
    </style:style>
    <style:style style:name="ce13" style:family="table-cell" style:parent-style-name="Default">
      <style:table-cell-properties fo:background-color="#e6a5e4" style:text-align-source="fix" style:repeat-content="false"/>
      <style:paragraph-properties fo:text-align="end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22" style:family="table-cell" style:parent-style-name="Default">
      <style:table-cell-properties fo:background-color="#dcdcff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24" style:family="table-cell" style:parent-style-name="Default">
      <style:table-cell-properties fo:background-color="#faed56" style:text-align-source="fix" style:repeat-content="false"/>
      <style:paragraph-properties fo:text-align="end" fo:margin-left="0cm"/>
      <style:text-properties fo:color="#000000"/>
    </style:style>
    <style:style style:name="ce25" style:family="table-cell" style:parent-style-name="Default">
      <style:table-cell-properties fo:background-color="#faed56"/>
      <style:text-properties fo:color="#000000"/>
    </style:style>
    <style:style style:name="ce26" style:family="table-cell" style:parent-style-name="Default" style:data-style-name="N100">
      <style:table-cell-properties fo:background-color="#faed56"/>
      <style:text-properties fo:color="#000000"/>
    </style:style>
    <style:style style:name="ce27" style:family="table-cell" style:parent-style-name="Default" style:data-style-name="N100">
      <style:table-cell-properties fo:background-color="#dcdcff"/>
      <style:text-properties fo:color="#000000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/>
    <style:style style:name="ce30" style:family="table-cell" style:parent-style-name="Default" style:data-style-name="N0">
      <style:table-cell-properties fo:background-color="#dcdcff"/>
      <style:text-properties fo:color="#000000"/>
    </style:style>
    <style:style style:name="ce3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40" table:default-cell-style-name="Default"/>
        <table:table-row table:style-name="ro1">
          <table:table-cell table:style-name="ce14" table:number-columns-repeated="256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héritage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</table:table-row>
        <table:table-row table:style-name="ro2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Test Update</text:p>
          </table:table-cell>
          <table:table-cell table:style-name="ce16" table:number-columns-repeated="2"/>
          <table:table-cell table:style-name="ce20" office:value-type="string">
            <text:p>TST_UPDTATTR</text:p>
          </table:table-cell>
          <table:table-cell table:style-name="ce16" table:number-columns-repeated="250"/>
        </table:table-row>
        <table:table-row table:style-name="ro1">
          <table:table-cell table:style-name="ce14" table:number-columns-repeated="256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FRAME</text:p>
          </table:table-cell>
          <table:table-cell table:style-name="ce17"/>
          <table:table-cell table:style-name="ce17" office:value-type="string">
            <text:p>Cadre Un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/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246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LLATEST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docid lates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TST_UPDTATTR")</text:p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5"/>
          <table:table-cell table:style-name="ce18" office:value-type="string">
            <text:p>doctitle=auto</text:p>
          </table:table-cell>
          <table:table-cell table:style-name="ce1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LMUL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docid mu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TST_UPDTATTR")</text:p>
          </table:table-cell>
          <table:table-cell table:style-name="ce18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5"/>
          <table:table-cell table:style-name="ce18" office:value-type="string">
            <text:p>multiple=yes</text:p>
          </table:table-cell>
          <table:table-cell table:style-name="ce18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18" office:value-type="string">
            <text:p>TST_ENUM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enum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string">
            <text:p>1|Un,2|Deux,3|Trois,4|Quatre,5|Cinq,6|Six,7|Sept,8|Huit,9|Neuf,10|Dix,11|Onze,12|Douze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18" office:value-type="string">
            <text:p>TST_ENUMS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enum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string">
            <text:p>1|Un,2|Deux,3|Trois,4|Quatre,5|Cinq,6|Six,7|Sept,8|Huit,9|Neuf,10|Dix,11|Onze,12|Douze</text:p>
          </table:table-cell>
          <table:table-cell table:style-name="ce18" table:number-columns-repeated="2"/>
          <table:table-cell table:style-name="ce18" office:value-type="string">
            <text:p>multiple=yes|bmenu=no|system=yes</text:p>
          </table:table-cell>
          <table:table-cell table:style-name="ce1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DACTOR</text:p>
          </table:table-cell>
          <table:table-cell table:style-name="ce18" office:value-type="string">
            <text:p>TST_FRAME</text:p>
          </table:table-cell>
          <table:table-cell table:style-name="ce18" office:value-type="string">
            <text:p>rédacteu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ccount</text:p>
          </table:table-cell>
          <table:table-cell table:style-name="ce18" office:value-type="float" office:value="211">
            <text:p>211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46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ST_T_ARRAY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Atomic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array</text:p>
          </table:table-cell>
          <table:table-cell table:style-name="ce19" office:value-type="float" office:value="300">
            <text:p>300</text:p>
          </table:table-cell>
          <table:table-cell table:style-name="ce19" office:value-type="string">
            <text:p>W</text:p>
          </table:table-cell>
          <table:table-cell table:style-name="ce19" table:number-columns-repeated="247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ST_DOUBLES</text:p>
          </table:table-cell>
          <table:table-cell table:style-name="ce18" office:value-type="string">
            <text:p>TST_T_ARRAY</text:p>
          </table:table-cell>
          <table:table-cell table:style-name="ce18" office:value-type="string">
            <text:p>dou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uble</text:p>
          </table:table-cell>
          <table:table-cell table:style-name="ce18" office:value-type="float" office:value="301">
            <text:p>301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46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INTS</text:p>
          </table:table-cell>
          <table:table-cell table:style-name="ce18" office:value-type="string">
            <text:p>TST_T_ARRAY</text:p>
          </table:table-cell>
          <table:table-cell table:style-name="ce18" office:value-type="string">
            <text:p>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office:value-type="float" office:value="302">
            <text:p>302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46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TEXTS</text:p>
          </table:table-cell>
          <table:table-cell table:style-name="ce18" office:value-type="string">
            <text:p>TST_T_ARRAY</text:p>
          </table:table-cell>
          <table:table-cell table:style-name="ce18" office:value-type="string">
            <text:p>tex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office:value-type="float" office:value="303">
            <text:p>303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46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ST_T_ARRAY3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Relation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array</text:p>
          </table:table-cell>
          <table:table-cell table:style-name="ce19" office:value-type="float" office:value="312">
            <text:p>312</text:p>
          </table:table-cell>
          <table:table-cell table:style-name="ce19" office:value-type="string">
            <text:p>W</text:p>
          </table:table-cell>
          <table:table-cell table:style-name="ce19" table:number-columns-repeated="247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LLATESTS</text:p>
          </table:table-cell>
          <table:table-cell table:style-name="ce18" office:value-type="string">
            <text:p>TST_T_ARRAY3</text:p>
          </table:table-cell>
          <table:table-cell table:style-name="ce18" office:value-type="string">
            <text:p>docid lates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TST_UPDTATTR")</text:p>
          </table:table-cell>
          <table:table-cell table:style-name="ce18" office:value-type="float" office:value="313">
            <text:p>313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46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LFIXS</text:p>
          </table:table-cell>
          <table:table-cell table:style-name="ce18" office:value-type="string">
            <text:p>TST_T_ARRAY3</text:p>
          </table:table-cell>
          <table:table-cell table:style-name="ce18" office:value-type="string">
            <text:p>docid fix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TST_UPDTATTR")</text:p>
          </table:table-cell>
          <table:table-cell table:style-name="ce18" office:value-type="float" office:value="314">
            <text:p>314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5"/>
          <table:table-cell table:style-name="ce18" office:value-type="string">
            <text:p>docrev=fixed</text:p>
          </table:table-cell>
          <table:table-cell table:style-name="ce1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ST_RELMULS</text:p>
          </table:table-cell>
          <table:table-cell table:style-name="ce18" office:value-type="string">
            <text:p>TST_T_ARRAY3</text:p>
          </table:table-cell>
          <table:table-cell table:style-name="ce18" office:value-type="string">
            <text:p>docid mu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TST_UPDTATTR")</text:p>
          </table:table-cell>
          <table:table-cell table:style-name="ce18" office:value-type="float" office:value="315">
            <text:p>315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5"/>
          <table:table-cell table:style-name="ce18" office:value-type="string">
            <text:p>multiple=yes</text:p>
          </table:table-cell>
          <table:table-cell table:style-name="ce18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18" office:value-type="string">
            <text:p>TST_ENUMS2</text:p>
          </table:table-cell>
          <table:table-cell table:style-name="ce18" office:value-type="string">
            <text:p>TST_T_ARRAY3</text:p>
          </table:table-cell>
          <table:table-cell table:style-name="ce18" office:value-type="string">
            <text:p>enum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16">
            <text:p>316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string">
            <text:p>1|Un,2|Deux,3|Trois,4|Quatre,5|Cinq,6|Six,7|Sept,8|Huit,9|Neuf,10|Dix,11|Onze,12|Douze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</table:table-row>
        <table:table-row table:style-name="ro1" table:number-rows-repeated="5">
          <table:table-cell table:style-name="ce18" table:number-columns-repeated="256"/>
        </table:table-row>
        <table:table-row table:style-name="ro1">
          <table:table-cell table:style-name="ce15" office:value-type="string">
            <text:p>//</text:p>
          </table:table-cell>
          <table:table-cell table:style-name="ce15" table:number-columns-repeated="255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255"/>
        </table:table-row>
        <table:table-row table:style-name="ro1" table:number-rows-repeated="20">
          <table:table-cell table:style-name="ce14" table:number-columns-repeated="256"/>
        </table:table-row>
        <table:table-row table:style-name="ro1" table:number-rows-repeated="1048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26" table:number-columns-repeated="249" table:default-cell-style-name="Default"/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PDOC</text:p>
          </table:table-cell>
          <table:table-cell table:style-name="ce8" table:number-columns-repeated="2"/>
          <table:table-cell table:style-name="ce8" office:value-type="string">
            <text:p>ba_title</text:p>
          </table:table-cell>
          <table:table-cell table:style-name="ce8" office:value-type="string">
            <text:p>prf_desc</text:p>
          </table:table-cell>
          <table:table-cell table:style-name="ce8" office:value-type="string">
            <text:p>dpdoc_famid</text:p>
          </table:table-cell>
          <table:table-cell table:style-name="ce8" table:number-columns-repeated="249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PDOC</text:p>
          </table:table-cell>
          <table:table-cell table:style-name="ce22" office:value-type="string">
            <text:p>TST_PUPDTATTR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rofil folder test</text:p>
          </table:table-cell>
          <table:table-cell table:style-name="ce9"/>
          <table:table-cell table:style-name="ce9" office:value-type="string">
            <text:p>TST_UPDTATTR</text:p>
          </table:table-cell>
          <table:table-cell table:style-name="ce9" table:number-columns-repeated="249"/>
        </table:table-row>
        <table:table-row table:style-name="ro2">
          <table:table-cell table:style-name="ce10" office:value-type="string">
            <text:p>PROFIL</text:p>
          </table:table-cell>
          <table:table-cell table:style-name="ce13" office:value-type="string">
            <text:p>TST_PUPDTATTR</text:p>
          </table:table-cell>
          <table:table-cell table:style-name="ce10"/>
          <table:table-cell table:style-name="ce10" office:value-type="string">
            <text:p>RESET</text:p>
          </table:table-cell>
          <table:table-cell table:style-name="ce10" office:value-type="string">
            <text:p>view=tst_redactor</text:p>
          </table:table-cell>
          <table:table-cell table:style-name="ce10" office:value-type="string">
            <text:p>edit=GADMIN</text:p>
          </table:table-cell>
          <table:table-cell table:style-name="ce10" office:value-type="string">
            <text:p>view=GADMIN</text:p>
          </table:table-cell>
          <table:table-cell table:style-name="ce10" table:number-columns-repeated="249"/>
        </table:table-row>
        <table:table-row table:style-name="ro1" table:number-rows-repeated="2">
          <table:table-cell table:style-name="ce11" table:number-columns-repeated="256"/>
        </table:table-row>
        <table:table-row table:style-name="ro1">
          <table:table-cell table:style-name="ce12" office:value-type="string">
            <text:p>BEGIN</text:p>
          </table:table-cell>
          <table:table-cell table:style-name="ce12" table:number-columns-repeated="4"/>
          <table:table-cell table:style-name="ce23" office:value-type="string">
            <text:p>TST_UPDTATTR</text:p>
          </table:table-cell>
          <table:table-cell table:style-name="ce12" table:number-columns-repeated="250"/>
        </table:table-row>
        <table:table-row table:style-name="ro1">
          <table:table-cell table:style-name="ce11" office:value-type="string">
            <text:p>CPROFID</text:p>
          </table:table-cell>
          <table:table-cell table:style-name="ce21" office:value-type="string">
            <text:p>TST_PUPDTATTR</text:p>
          </table:table-cell>
          <table:table-cell table:style-name="ce11" table:number-columns-repeated="254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255"/>
        </table:table-row>
        <table:table-row table:style-name="ro1">
          <table:table-cell table:style-name="ce11" table:number-columns-repeated="256"/>
        </table:table-row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IUSER</text:p>
          </table:table-cell>
          <table:table-cell table:style-name="ce8" table:number-columns-repeated="2"/>
          <table:table-cell table:style-name="ce8" office:value-type="string">
            <text:p>us_lname</text:p>
          </table:table-cell>
          <table:table-cell table:style-name="ce8" office:value-type="string">
            <text:p>us_fname</text:p>
          </table:table-cell>
          <table:table-cell table:style-name="ce8" office:value-type="string">
            <text:p>us_login</text:p>
          </table:table-cell>
          <table:table-cell table:style-name="ce8" office:value-type="string">
            <text:p>us_passwd1</text:p>
          </table:table-cell>
          <table:table-cell table:style-name="ce8" office:value-type="string">
            <text:p>us_passwd2</text:p>
          </table:table-cell>
          <table:table-cell table:style-name="ce8" table:number-columns-repeated="247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IUSER</text:p>
          </table:table-cell>
          <table:table-cell table:style-name="ce9" office:value-type="string">
            <text:p>TST_UUPDTATTR1</text:p>
          </table:table-cell>
          <table:table-cell table:style-name="ce9"/>
          <table:table-cell table:style-name="ce9" office:value-type="string">
            <text:p>UUPT1</text:p>
          </table:table-cell>
          <table:table-cell table:style-name="ce9" office:value-type="string">
            <text:p>John</text:p>
          </table:table-cell>
          <table:table-cell table:style-name="ce9" office:value-type="string">
            <text:p>tstLoginUpdtU1</text:p>
          </table:table-cell>
          <table:table-cell table:style-name="ce9" office:value-type="string">
            <text:p>anakeen</text:p>
          </table:table-cell>
          <table:table-cell table:style-name="ce9" office:value-type="string">
            <text:p>anakeen</text:p>
          </table:table-cell>
          <table:table-cell table:style-name="ce9" table:number-columns-repeated="247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IUSER</text:p>
          </table:table-cell>
          <table:table-cell table:style-name="ce9" office:value-type="string">
            <text:p>TST_UUPDTATTR2</text:p>
          </table:table-cell>
          <table:table-cell table:style-name="ce9"/>
          <table:table-cell table:style-name="ce9" office:value-type="string">
            <text:p>UUPT2</text:p>
          </table:table-cell>
          <table:table-cell table:style-name="ce9" office:value-type="string">
            <text:p>John</text:p>
          </table:table-cell>
          <table:table-cell table:style-name="ce9" office:value-type="string">
            <text:p>tstLoginUpdtU2</text:p>
          </table:table-cell>
          <table:table-cell table:style-name="ce9" office:value-type="string">
            <text:p>anakeen</text:p>
          </table:table-cell>
          <table:table-cell table:style-name="ce9" office:value-type="string">
            <text:p>anakeen</text:p>
          </table:table-cell>
          <table:table-cell table:style-name="ce9" table:number-columns-repeated="247"/>
        </table:table-row>
        <table:table-row table:style-name="ro1" table:number-rows-repeated="19">
          <table:table-cell table:style-name="ce11" table:number-columns-repeated="256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2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ce29"/>
        <table:table-column table:style-name="co27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number-columns-repeated="243" table:default-cell-style-name="Default"/>
        <table:table-row table:style-name="ro1">
          <table:table-cell table:style-name="ce8" office:value-type="string">
            <text:p>ORDER</text:p>
          </table:table-cell>
          <table:table-cell table:style-name="ce24" office:value-type="string">
            <text:p>TST_UPDTATTR</text:p>
          </table:table-cell>
          <table:table-cell table:style-name="ce8"/>
          <table:table-cell table:style-name="ce8"/>
          <table:table-cell table:style-name="ce25" office:value-type="string">
            <text:p>TST_TITLE</text:p>
          </table:table-cell>
          <table:table-cell table:style-name="ce25" office:value-type="string">
            <text:p>TST_RELLATEST</text:p>
          </table:table-cell>
          <table:table-cell table:style-name="ce25" office:value-type="string">
            <text:p>TST_RELMUL</text:p>
          </table:table-cell>
          <table:table-cell table:style-name="ce25" office:value-type="string">
            <text:p>TST_ENUM</text:p>
          </table:table-cell>
          <table:table-cell table:style-name="ce26" office:value-type="string">
            <text:p>TST_ENUMS</text:p>
          </table:table-cell>
          <table:table-cell table:style-name="ce25" office:value-type="string">
            <text:p>TST_REDACTOR</text:p>
          </table:table-cell>
          <table:table-cell table:style-name="ce8" office:value-type="string">
            <text:p>TST_INTS</text:p>
          </table:table-cell>
          <table:table-cell table:style-name="ce8" office:value-type="string">
            <text:p>TST_DOUBLES</text:p>
          </table:table-cell>
          <table:table-cell table:style-name="ce8" office:value-type="string">
            <text:p>TST_TEXTS</text:p>
          </table:table-cell>
          <table:table-cell table:style-name="ce8" office:value-type="string">
            <text:p>TST_ENUMS2</text:p>
          </table:table-cell>
          <table:table-cell table:style-name="ce31" office:value-type="string">
            <text:p>TST_RELLATESTS</text:p>
          </table:table-cell>
          <table:table-cell table:style-name="ce8" office:value-type="string">
            <text:p>TST_RELMULS</text:p>
          </table:table-cell>
          <table:table-cell table:style-name="ce8" table:number-columns-repeated="240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0</text:p>
          </table:table-cell>
          <table:table-cell table:style-name="ce9" table:number-columns-repeated="3"/>
          <table:table-cell table:style-name="ce27"/>
          <table:table-cell table:style-name="ce9" table:number-columns-repeated="2"/>
          <table:table-cell table:style-name="ce30"/>
          <table:table-cell table:style-name="ce9" table:number-columns-repeated="244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1">
            <text:p>1</text:p>
          </table:table-cell>
          <table:table-cell table:style-name="ce30" office:value-type="float" office:value="1.1">
            <text:p>1,1</text:p>
          </table:table-cell>
          <table:table-cell table:style-name="ce9" office:value-type="string">
            <text:p>Texte 1</text:p>
          </table:table-cell>
          <table:table-cell table:style-name="ce9" office:value-type="float" office:value="1">
            <text:p>1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</text:p>
          </table:table-cell>
          <table:table-cell table:style-name="ce9" table:formula="of:=[.B3]" office:value-type="string" office:string-value="TST_UPDTATTR">
            <text:p>TST_UPDTATTR</text:p>
          </table:table-cell>
          <table:table-cell table:style-name="ce9" table:formula="of:=[.C3]" office:value-type="string" office:string-value="TST_DUPTATTR1">
            <text:p>TST_DUPTATTR1</text:p>
          </table:table-cell>
          <table:table-cell table:style-name="ce9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2">
            <text:p>2</text:p>
          </table:table-cell>
          <table:table-cell table:style-name="ce30" office:value-type="float" office:value="2.1">
            <text:p>2,1</text:p>
          </table:table-cell>
          <table:table-cell table:style-name="ce9" office:value-type="string">
            <text:p>Texte 2</text:p>
          </table:table-cell>
          <table:table-cell table:style-name="ce9" office:value-type="float" office:value="2">
            <text:p>2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3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3</text:p>
          </table:table-cell>
          <table:table-cell table:style-name="ce9" table:formula="of:=[.B4]" office:value-type="string" office:string-value="TST_UPDTATTR">
            <text:p>TST_UPDTATTR</text:p>
          </table:table-cell>
          <table:table-cell table:style-name="ce9" table:formula="of:=CONCATENATE([.C3];&quot;\n&quot;;[.C4])" office:value-type="string" office:string-value="TST_DUPTATTR1\nTST_DUPTATTR2">
            <text:p>TST_DUPTATTR1\nTST_DUPTATTR2</text:p>
          </table:table-cell>
          <table:table-cell table:style-name="ce9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3">
            <text:p>3</text:p>
          </table:table-cell>
          <table:table-cell table:style-name="ce30" office:value-type="float" office:value="3.1">
            <text:p>3,1</text:p>
          </table:table-cell>
          <table:table-cell table:style-name="ce9" office:value-type="string">
            <text:p>Texte 3</text:p>
          </table:table-cell>
          <table:table-cell table:style-name="ce9" office:value-type="float" office:value="3">
            <text:p>3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4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4</text:p>
          </table:table-cell>
          <table:table-cell table:style-name="ce9" table:formula="of:=[.B5]" office:value-type="string" office:string-value="TST_UPDTATTR">
            <text:p>TST_UPDTATTR</text:p>
          </table:table-cell>
          <table:table-cell table:style-name="ce9" table:formula="of:=CONCATENATE([.C4];&quot;\n&quot;;[.C5])" office:value-type="string" office:string-value="TST_DUPTATTR2\nTST_DUPTATTR3">
            <text:p>TST_DUPTATTR2\nTST_DUPTATTR3</text:p>
          </table:table-cell>
          <table:table-cell table:style-name="ce9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4">
            <text:p>4</text:p>
          </table:table-cell>
          <table:table-cell table:style-name="ce30" office:value-type="float" office:value="4.1">
            <text:p>4,1</text:p>
          </table:table-cell>
          <table:table-cell table:style-name="ce9" office:value-type="string">
            <text:p>Texte 4</text:p>
          </table:table-cell>
          <table:table-cell table:style-name="ce9" office:value-type="float" office:value="4">
            <text:p>4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5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5</text:p>
          </table:table-cell>
          <table:table-cell table:style-name="ce9" table:formula="of:=[.B6]" office:value-type="string" office:string-value="TST_UPDTATTR">
            <text:p>TST_UPDTATTR</text:p>
          </table:table-cell>
          <table:table-cell table:style-name="ce9" table:formula="of:=CONCATENATE([.C5];&quot;\n&quot;;[.C6])" office:value-type="string" office:string-value="TST_DUPTATTR3\nTST_DUPTATTR4">
            <text:p>TST_DUPTATTR3\nTST_DUPTATTR4</text:p>
          </table:table-cell>
          <table:table-cell table:style-name="ce9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5">
            <text:p>5</text:p>
          </table:table-cell>
          <table:table-cell table:style-name="ce30" office:value-type="float" office:value="5.1">
            <text:p>5,1</text:p>
          </table:table-cell>
          <table:table-cell table:style-name="ce9" office:value-type="string">
            <text:p>Texte 5</text:p>
          </table:table-cell>
          <table:table-cell table:style-name="ce9" office:value-type="float" office:value="5">
            <text:p>5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6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6</text:p>
          </table:table-cell>
          <table:table-cell table:style-name="ce9" table:formula="of:=[.B7]" office:value-type="string" office:string-value="TST_UPDTATTR">
            <text:p>TST_UPDTATTR</text:p>
          </table:table-cell>
          <table:table-cell table:style-name="ce9" table:formula="of:=CONCATENATE([.C6];&quot;\n&quot;;[.C7])" office:value-type="string" office:string-value="TST_DUPTATTR4\nTST_DUPTATTR5">
            <text:p>TST_DUPTATTR4\nTST_DUPTATTR5</text:p>
          </table:table-cell>
          <table:table-cell table:style-name="ce9" office:value-type="float" office:value="6">
            <text:p>6</text:p>
          </table:table-cell>
          <table:table-cell table:style-name="ce27" office:value-type="float" office:value="6">
            <text:p>6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6">
            <text:p>6</text:p>
          </table:table-cell>
          <table:table-cell table:style-name="ce30" office:value-type="float" office:value="6.1">
            <text:p>6,1</text:p>
          </table:table-cell>
          <table:table-cell table:style-name="ce9" office:value-type="string">
            <text:p>Texte 6</text:p>
          </table:table-cell>
          <table:table-cell table:style-name="ce9" office:value-type="float" office:value="6">
            <text:p>6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7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7</text:p>
          </table:table-cell>
          <table:table-cell table:style-name="ce9" table:formula="of:=[.B8]" office:value-type="string" office:string-value="TST_UPDTATTR">
            <text:p>TST_UPDTATTR</text:p>
          </table:table-cell>
          <table:table-cell table:style-name="ce9" table:formula="of:=CONCATENATE([.C7];&quot;\n&quot;;[.C8])" office:value-type="string" office:string-value="TST_DUPTATTR5\nTST_DUPTATTR6">
            <text:p>TST_DUPTATTR5\nTST_DUPTATTR6</text:p>
          </table:table-cell>
          <table:table-cell table:style-name="ce9"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7">
            <text:p>7</text:p>
          </table:table-cell>
          <table:table-cell table:style-name="ce30" office:value-type="float" office:value="7.1">
            <text:p>7,1</text:p>
          </table:table-cell>
          <table:table-cell table:style-name="ce9" office:value-type="string">
            <text:p>Texte 7</text:p>
          </table:table-cell>
          <table:table-cell table:style-name="ce9" office:value-type="float" office:value="7">
            <text:p>7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8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8</text:p>
          </table:table-cell>
          <table:table-cell table:style-name="ce9" table:formula="of:=[.B9]" office:value-type="string" office:string-value="TST_UPDTATTR">
            <text:p>TST_UPDTATTR</text:p>
          </table:table-cell>
          <table:table-cell table:style-name="ce9" table:formula="of:=CONCATENATE([.C8];&quot;\n&quot;;[.C9])" office:value-type="string" office:string-value="TST_DUPTATTR6\nTST_DUPTATTR7">
            <text:p>TST_DUPTATTR6\nTST_DUPTATTR7</text:p>
          </table:table-cell>
          <table:table-cell table:style-name="ce9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8">
            <text:p>8</text:p>
          </table:table-cell>
          <table:table-cell table:style-name="ce30" office:value-type="float" office:value="8.1">
            <text:p>8,1</text:p>
          </table:table-cell>
          <table:table-cell table:style-name="ce9" office:value-type="string">
            <text:p>Texte 8</text:p>
          </table:table-cell>
          <table:table-cell table:style-name="ce9" office:value-type="float" office:value="8">
            <text:p>8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9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9</text:p>
          </table:table-cell>
          <table:table-cell table:style-name="ce9" table:formula="of:=[.B10]" office:value-type="string" office:string-value="TST_UPDTATTR">
            <text:p>TST_UPDTATTR</text:p>
          </table:table-cell>
          <table:table-cell table:style-name="ce9" table:formula="of:=CONCATENATE([.C9];&quot;\n&quot;;[.C10])" office:value-type="string" office:string-value="TST_DUPTATTR7\nTST_DUPTATTR8">
            <text:p>TST_DUPTATTR7\nTST_DUPTATTR8</text:p>
          </table:table-cell>
          <table:table-cell table:style-name="ce9" office:value-type="float" office:value="9">
            <text:p>9</text:p>
          </table:table-cell>
          <table:table-cell table:style-name="ce27" office:value-type="float" office:value="9">
            <text:p>9</text:p>
          </table:table-cell>
          <table:table-cell table:style-name="ce9" office:value-type="string">
            <text:p>TST_UUPDTATTR1</text:p>
          </table:table-cell>
          <table:table-cell table:style-name="ce9" office:value-type="float" office:value="9">
            <text:p>9</text:p>
          </table:table-cell>
          <table:table-cell table:style-name="ce30" office:value-type="float" office:value="9.1">
            <text:p>9,1</text:p>
          </table:table-cell>
          <table:table-cell table:style-name="ce9" office:value-type="string">
            <text:p>Texte 9</text:p>
          </table:table-cell>
          <table:table-cell table:style-name="ce9" office:value-type="float" office:value="9">
            <text:p>9</text:p>
          </table:table-cell>
          <table:table-cell table:style-name="ce9" table:number-columns-repeated="242"/>
        </table:table-row>
        <table:table-row table:style-name="ro1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0</text:p>
          </table:table-cell>
          <table:table-cell table:style-name="ce9" table:formula="of:=[.B11]" office:value-type="string" office:string-value="TST_UPDTATTR">
            <text:p>TST_UPDTATTR</text:p>
          </table:table-cell>
          <table:table-cell table:style-name="ce9" table:formula="of:=CONCATENATE([.C10];&quot;\n&quot;;[.C11])" office:value-type="string" office:string-value="TST_DUPTATTR8\nTST_DUPTATTR9">
            <text:p>TST_DUPTATTR8\nTST_DUPTATTR9</text:p>
          </table:table-cell>
          <table:table-cell table:style-name="ce9" office:value-type="float" office:value="10">
            <text:p>10</text:p>
          </table:table-cell>
          <table:table-cell table:style-name="ce27" office:value-type="float" office:value="10">
            <text:p>10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1</text:p>
          </table:table-cell>
          <table:table-cell table:style-name="ce30" office:value-type="string">
            <text:p>10,1\n34,56</text:p>
          </table:table-cell>
          <table:table-cell table:style-name="ce9" office:value-type="string">
            <text:p>Deux lignes\nLigne suivant - 1</text:p>
          </table:table-cell>
          <table:table-cell table:style-name="ce9" office:value-type="string">
            <text:p>1\n1</text:p>
          </table:table-cell>
          <table:table-cell table:style-name="ce9" table:formula="of:=CONCATENATE([.C10];&quot;\n&quot;;[.C11])" office:value-type="string" office:string-value="TST_DUPTATTR8\nTST_DUPTATTR9">
            <text:p>TST_DUPTATTR8\nTST_DUPTATTR9</text:p>
          </table:table-cell>
          <table:table-cell table:style-name="ce9" table:formula="of:=CONCATENATE([.C9];&quot;&lt;BR&gt;&quot;;[.C10];&quot;\n&quot;;[.C1];&quot;&lt;BR&gt;&quot;;[.C3];&quot;&lt;BR&gt;&quot;;[.C4])" office:value-type="string" office:string-value="TST_DUPTATTR7&lt;BR&gt;TST_DUPTATTR8\n&lt;BR&gt;TST_DUPTATTR1&lt;BR&gt;TST_DUPTATTR2">
            <text:p>TST_DUPTATTR7&lt;BR&gt;TST_DUPTATTR8\n&lt;BR&gt;TST_DUPTATTR1&lt;BR&gt;TST_DUPTATTR2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1</text:p>
          </table:table-cell>
          <table:table-cell table:style-name="ce9" table:formula="of:=[.B12]" office:value-type="string" office:string-value="TST_UPDTATTR">
            <text:p>TST_UPDTATTR</text:p>
          </table:table-cell>
          <table:table-cell table:style-name="ce9" table:formula="of:=CONCATENATE([.C11];&quot;\n&quot;;[.C12])" office:value-type="string" office:string-value="TST_DUPTATTR9\nTST_DUPTATTR10">
            <text:p>TST_DUPTATTR9\nTST_DUPTATTR10</text:p>
          </table:table-cell>
          <table:table-cell table:style-name="ce9" office:value-type="float" office:value="11">
            <text:p>11</text:p>
          </table:table-cell>
          <table:table-cell table:style-name="ce27" office:value-type="float" office:value="11">
            <text:p>11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2</text:p>
          </table:table-cell>
          <table:table-cell table:style-name="ce30" office:value-type="string">
            <text:p>10,1\n34,57</text:p>
          </table:table-cell>
          <table:table-cell table:style-name="ce9" office:value-type="string">
            <text:p>Deux lignes\nLigne suivant - 2</text:p>
          </table:table-cell>
          <table:table-cell table:style-name="ce9" office:value-type="string">
            <text:p>1\n2</text:p>
          </table:table-cell>
          <table:table-cell table:style-name="ce9" table:formula="of:=CONCATENATE([.C11];&quot;\n&quot;;[.C12])" office:value-type="string" office:string-value="TST_DUPTATTR9\nTST_DUPTATTR10">
            <text:p>TST_DUPTATTR9\nTST_DUPTATTR10</text:p>
          </table:table-cell>
          <table:table-cell table:style-name="ce9" table:formula="of:=CONCATENATE([.C10];&quot;&lt;BR&gt;&quot;;[.C11];&quot;\n&quot;;[.C3];&quot;&lt;BR&gt;&quot;;[.C4];&quot;&lt;BR&gt;&quot;;[.C5])" office:value-type="string" office:string-value="TST_DUPTATTR8&lt;BR&gt;TST_DUPTATTR9\nTST_DUPTATTR1&lt;BR&gt;TST_DUPTATTR2&lt;BR&gt;TST_DUPTATTR3">
            <text:p>TST_DUPTATTR8&lt;BR&gt;TST_DUPTATTR9\nTST_DUPTATTR1&lt;BR&gt;TST_DUPTATTR2&lt;BR&gt;TST_DUPTATTR3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2</text:p>
          </table:table-cell>
          <table:table-cell table:style-name="ce9" table:formula="of:=[.B13]" office:value-type="string" office:string-value="TST_UPDTATTR">
            <text:p>TST_UPDTATTR</text:p>
          </table:table-cell>
          <table:table-cell table:style-name="ce9" table:formula="of:=CONCATENATE([.C12];&quot;\n&quot;;[.C13])" office:value-type="string" office:string-value="TST_DUPTATTR10\nTST_DUPTATTR11">
            <text:p>TST_DUPTATTR10\nTST_DUPTATTR11</text:p>
          </table:table-cell>
          <table:table-cell table:style-name="ce9" office:value-type="float" office:value="12">
            <text:p>12</text:p>
          </table:table-cell>
          <table:table-cell table:style-name="ce27" office:value-type="float" office:value="12">
            <text:p>12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3</text:p>
          </table:table-cell>
          <table:table-cell table:style-name="ce30" office:value-type="string">
            <text:p>10,1\n34,58</text:p>
          </table:table-cell>
          <table:table-cell table:style-name="ce9" office:value-type="string">
            <text:p>Deux lignes\nLigne suivant - 3</text:p>
          </table:table-cell>
          <table:table-cell table:style-name="ce9" office:value-type="string">
            <text:p>1\n3</text:p>
          </table:table-cell>
          <table:table-cell table:style-name="ce9" table:formula="of:=CONCATENATE([.C12];&quot;\n&quot;;[.C13])" office:value-type="string" office:string-value="TST_DUPTATTR10\nTST_DUPTATTR11">
            <text:p>TST_DUPTATTR10\nTST_DUPTATTR11</text:p>
          </table:table-cell>
          <table:table-cell table:style-name="ce9" table:formula="of:=CONCATENATE([.C11];&quot;&lt;BR&gt;&quot;;[.C12];&quot;\n&quot;;[.C4];&quot;&lt;BR&gt;&quot;;[.C5];&quot;&lt;BR&gt;&quot;;[.C6])" office:value-type="string" office:string-value="TST_DUPTATTR9&lt;BR&gt;TST_DUPTATTR10\nTST_DUPTATTR2&lt;BR&gt;TST_DUPTATTR3&lt;BR&gt;TST_DUPTATTR4">
            <text:p>TST_DUPTATTR9&lt;BR&gt;TST_DUPTATTR10\nTST_DUPTATTR2&lt;BR&gt;TST_DUPTATTR3&lt;BR&gt;TST_DUPTATTR4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3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3</text:p>
          </table:table-cell>
          <table:table-cell table:style-name="ce9" table:formula="of:=[.B14]" office:value-type="string" office:string-value="TST_UPDTATTR">
            <text:p>TST_UPDTATTR</text:p>
          </table:table-cell>
          <table:table-cell table:style-name="ce9" table:formula="of:=CONCATENATE([.C13];&quot;\n&quot;;[.C14])" office:value-type="string" office:string-value="TST_DUPTATTR11\nTST_DUPTATTR12">
            <text:p>TST_DUPTATTR11\nTST_DUPTATTR12</text:p>
          </table:table-cell>
          <table:table-cell table:style-name="ce9" office:value-type="float" office:value="1">
            <text:p>1</text:p>
          </table:table-cell>
          <table:table-cell table:style-name="ce27" office:value-type="string">
            <text:p>1\n1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4</text:p>
          </table:table-cell>
          <table:table-cell table:style-name="ce30" office:value-type="string">
            <text:p>10,1\n34,59</text:p>
          </table:table-cell>
          <table:table-cell table:style-name="ce9" office:value-type="string">
            <text:p>Deux lignes\nLigne suivant - 4</text:p>
          </table:table-cell>
          <table:table-cell table:style-name="ce9" office:value-type="string">
            <text:p>1\n4</text:p>
          </table:table-cell>
          <table:table-cell table:style-name="ce9" table:formula="of:=CONCATENATE([.C13];&quot;\n&quot;;[.C14])" office:value-type="string" office:string-value="TST_DUPTATTR11\nTST_DUPTATTR12">
            <text:p>TST_DUPTATTR11\nTST_DUPTATTR12</text:p>
          </table:table-cell>
          <table:table-cell table:style-name="ce9" table:formula="of:=CONCATENATE([.C12];&quot;&lt;BR&gt;&quot;;[.C13];&quot;\n&quot;;[.C5];&quot;&lt;BR&gt;&quot;;[.C6];&quot;&lt;BR&gt;&quot;;[.C7])" office:value-type="string" office:string-value="TST_DUPTATTR10&lt;BR&gt;TST_DUPTATTR11\nTST_DUPTATTR3&lt;BR&gt;TST_DUPTATTR4&lt;BR&gt;TST_DUPTATTR5">
            <text:p>TST_DUPTATTR10&lt;BR&gt;TST_DUPTATTR11\nTST_DUPTATTR3&lt;BR&gt;TST_DUPTATTR4&lt;BR&gt;TST_DUPTATTR5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4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4</text:p>
          </table:table-cell>
          <table:table-cell table:style-name="ce9" table:formula="of:=[.B15]" office:value-type="string" office:string-value="TST_UPDTATTR">
            <text:p>TST_UPDTATTR</text:p>
          </table:table-cell>
          <table:table-cell table:style-name="ce9" table:formula="of:=CONCATENATE([.C14];&quot;\n&quot;;[.C15])" office:value-type="string" office:string-value="TST_DUPTATTR12\nTST_DUPTATTR13">
            <text:p>TST_DUPTATTR12\nTST_DUPTATTR13</text:p>
          </table:table-cell>
          <table:table-cell table:style-name="ce9" office:value-type="float" office:value="2">
            <text:p>2</text:p>
          </table:table-cell>
          <table:table-cell table:style-name="ce27" office:value-type="string">
            <text:p>1\n2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5</text:p>
          </table:table-cell>
          <table:table-cell table:style-name="ce30" office:value-type="string">
            <text:p>10,1\n34,60</text:p>
          </table:table-cell>
          <table:table-cell table:style-name="ce9" office:value-type="string">
            <text:p>Deux lignes\nLigne suivant - 5</text:p>
          </table:table-cell>
          <table:table-cell table:style-name="ce9" office:value-type="string">
            <text:p>1\n5</text:p>
          </table:table-cell>
          <table:table-cell table:style-name="ce9" table:formula="of:=CONCATENATE([.C14];&quot;\n&quot;;[.C15])" office:value-type="string" office:string-value="TST_DUPTATTR12\nTST_DUPTATTR13">
            <text:p>TST_DUPTATTR12\nTST_DUPTATTR13</text:p>
          </table:table-cell>
          <table:table-cell table:style-name="ce9" table:formula="of:=CONCATENATE([.C13];&quot;&lt;BR&gt;&quot;;[.C14];&quot;\n&quot;;[.C6];&quot;&lt;BR&gt;&quot;;[.C7];&quot;&lt;BR&gt;&quot;;[.C8])" office:value-type="string" office:string-value="TST_DUPTATTR11&lt;BR&gt;TST_DUPTATTR12\nTST_DUPTATTR4&lt;BR&gt;TST_DUPTATTR5&lt;BR&gt;TST_DUPTATTR6">
            <text:p>TST_DUPTATTR11&lt;BR&gt;TST_DUPTATTR12\nTST_DUPTATTR4&lt;BR&gt;TST_DUPTATTR5&lt;BR&gt;TST_DUPTATTR6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5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5</text:p>
          </table:table-cell>
          <table:table-cell table:style-name="ce9" table:formula="of:=[.B16]" office:value-type="string" office:string-value="TST_UPDTATTR">
            <text:p>TST_UPDTATTR</text:p>
          </table:table-cell>
          <table:table-cell table:style-name="ce9" table:formula="of:=CONCATENATE([.C15];&quot;\n&quot;;[.C16])" office:value-type="string" office:string-value="TST_DUPTATTR13\nTST_DUPTATTR14">
            <text:p>TST_DUPTATTR13\nTST_DUPTATTR14</text:p>
          </table:table-cell>
          <table:table-cell table:style-name="ce9" office:value-type="float" office:value="3">
            <text:p>3</text:p>
          </table:table-cell>
          <table:table-cell table:style-name="ce27" office:value-type="string">
            <text:p>1\n3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6</text:p>
          </table:table-cell>
          <table:table-cell table:style-name="ce30" office:value-type="string">
            <text:p>10,1\n34,61</text:p>
          </table:table-cell>
          <table:table-cell table:style-name="ce9" office:value-type="string">
            <text:p>Deux lignes\nLigne suivant - 6</text:p>
          </table:table-cell>
          <table:table-cell table:style-name="ce9" office:value-type="string">
            <text:p>1\n6</text:p>
          </table:table-cell>
          <table:table-cell table:style-name="ce9" table:formula="of:=CONCATENATE([.C15];&quot;\n&quot;;[.C16])" office:value-type="string" office:string-value="TST_DUPTATTR13\nTST_DUPTATTR14">
            <text:p>TST_DUPTATTR13\nTST_DUPTATTR14</text:p>
          </table:table-cell>
          <table:table-cell table:style-name="ce9" table:formula="of:=CONCATENATE([.C14];&quot;&lt;BR&gt;&quot;;[.C15];&quot;\n&quot;;[.C7];&quot;&lt;BR&gt;&quot;;[.C8];&quot;&lt;BR&gt;&quot;;[.C9])" office:value-type="string" office:string-value="TST_DUPTATTR12&lt;BR&gt;TST_DUPTATTR13\nTST_DUPTATTR5&lt;BR&gt;TST_DUPTATTR6&lt;BR&gt;TST_DUPTATTR7">
            <text:p>TST_DUPTATTR12&lt;BR&gt;TST_DUPTATTR13\nTST_DUPTATTR5&lt;BR&gt;TST_DUPTATTR6&lt;BR&gt;TST_DUPTATTR7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6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6</text:p>
          </table:table-cell>
          <table:table-cell table:style-name="ce9" table:formula="of:=[.B17]" office:value-type="string" office:string-value="TST_UPDTATTR">
            <text:p>TST_UPDTATTR</text:p>
          </table:table-cell>
          <table:table-cell table:style-name="ce9" table:formula="of:=CONCATENATE([.C16];&quot;\n&quot;;[.C17])" office:value-type="string" office:string-value="TST_DUPTATTR14\nTST_DUPTATTR15">
            <text:p>TST_DUPTATTR14\nTST_DUPTATTR15</text:p>
          </table:table-cell>
          <table:table-cell table:style-name="ce9" office:value-type="float" office:value="4">
            <text:p>4</text:p>
          </table:table-cell>
          <table:table-cell table:style-name="ce27" office:value-type="string">
            <text:p>1\n4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7</text:p>
          </table:table-cell>
          <table:table-cell table:style-name="ce30" office:value-type="string">
            <text:p>10,1\n34,62</text:p>
          </table:table-cell>
          <table:table-cell table:style-name="ce9" office:value-type="string">
            <text:p>Deux lignes\nLigne suivant - 7</text:p>
          </table:table-cell>
          <table:table-cell table:style-name="ce9" office:value-type="string">
            <text:p>1\n7</text:p>
          </table:table-cell>
          <table:table-cell table:style-name="ce9" table:formula="of:=CONCATENATE([.C16];&quot;\n&quot;;[.C17])" office:value-type="string" office:string-value="TST_DUPTATTR14\nTST_DUPTATTR15">
            <text:p>TST_DUPTATTR14\nTST_DUPTATTR15</text:p>
          </table:table-cell>
          <table:table-cell table:style-name="ce9" table:formula="of:=CONCATENATE([.C15];&quot;&lt;BR&gt;&quot;;[.C16];&quot;\n&quot;;[.C8];&quot;&lt;BR&gt;&quot;;[.C9];&quot;&lt;BR&gt;&quot;;[.C10])" office:value-type="string" office:string-value="TST_DUPTATTR13&lt;BR&gt;TST_DUPTATTR14\nTST_DUPTATTR6&lt;BR&gt;TST_DUPTATTR7&lt;BR&gt;TST_DUPTATTR8">
            <text:p>TST_DUPTATTR13&lt;BR&gt;TST_DUPTATTR14\nTST_DUPTATTR6&lt;BR&gt;TST_DUPTATTR7&lt;BR&gt;TST_DUPTATTR8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7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7</text:p>
          </table:table-cell>
          <table:table-cell table:style-name="ce9" table:formula="of:=[.B18]" office:value-type="string" office:string-value="TST_UPDTATTR">
            <text:p>TST_UPDTATTR</text:p>
          </table:table-cell>
          <table:table-cell table:style-name="ce9" table:formula="of:=CONCATENATE([.C17];&quot;\n&quot;;[.C18])" office:value-type="string" office:string-value="TST_DUPTATTR15\nTST_DUPTATTR16">
            <text:p>TST_DUPTATTR15\nTST_DUPTATTR16</text:p>
          </table:table-cell>
          <table:table-cell table:style-name="ce9" office:value-type="float" office:value="5">
            <text:p>5</text:p>
          </table:table-cell>
          <table:table-cell table:style-name="ce27" office:value-type="string">
            <text:p>1\n5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8</text:p>
          </table:table-cell>
          <table:table-cell table:style-name="ce30" office:value-type="string">
            <text:p>10,1\n34,63</text:p>
          </table:table-cell>
          <table:table-cell table:style-name="ce9" office:value-type="string">
            <text:p>Deux lignes\nLigne suivant - 8</text:p>
          </table:table-cell>
          <table:table-cell table:style-name="ce9" office:value-type="string">
            <text:p>1\n8</text:p>
          </table:table-cell>
          <table:table-cell table:style-name="ce9" table:formula="of:=CONCATENATE([.C17];&quot;\n&quot;;[.C18])" office:value-type="string" office:string-value="TST_DUPTATTR15\nTST_DUPTATTR16">
            <text:p>TST_DUPTATTR15\nTST_DUPTATTR16</text:p>
          </table:table-cell>
          <table:table-cell table:style-name="ce9" table:formula="of:=CONCATENATE([.C16];&quot;&lt;BR&gt;&quot;;[.C17];&quot;\n&quot;;[.C9];&quot;&lt;BR&gt;&quot;;[.C10];&quot;&lt;BR&gt;&quot;;[.C11])" office:value-type="string" office:string-value="TST_DUPTATTR14&lt;BR&gt;TST_DUPTATTR15\nTST_DUPTATTR7&lt;BR&gt;TST_DUPTATTR8&lt;BR&gt;TST_DUPTATTR9">
            <text:p>TST_DUPTATTR14&lt;BR&gt;TST_DUPTATTR15\nTST_DUPTATTR7&lt;BR&gt;TST_DUPTATTR8&lt;BR&gt;TST_DUPTATTR9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8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8</text:p>
          </table:table-cell>
          <table:table-cell table:style-name="ce9" table:formula="of:=[.B19]" office:value-type="string" office:string-value="TST_UPDTATTR">
            <text:p>TST_UPDTATTR</text:p>
          </table:table-cell>
          <table:table-cell table:style-name="ce9" table:formula="of:=CONCATENATE([.C18];&quot;\n&quot;;[.C19])" office:value-type="string" office:string-value="TST_DUPTATTR16\nTST_DUPTATTR17">
            <text:p>TST_DUPTATTR16\nTST_DUPTATTR17</text:p>
          </table:table-cell>
          <table:table-cell table:style-name="ce9" office:value-type="float" office:value="6">
            <text:p>6</text:p>
          </table:table-cell>
          <table:table-cell table:style-name="ce27" office:value-type="string">
            <text:p>1\n6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0\n9</text:p>
          </table:table-cell>
          <table:table-cell table:style-name="ce30" office:value-type="string">
            <text:p>10,1\n34,64</text:p>
          </table:table-cell>
          <table:table-cell table:style-name="ce9" office:value-type="string">
            <text:p>Deux lignes\nLigne suivant - 9</text:p>
          </table:table-cell>
          <table:table-cell table:style-name="ce9" office:value-type="string">
            <text:p>1\n9</text:p>
          </table:table-cell>
          <table:table-cell table:style-name="ce9" table:formula="of:=CONCATENATE([.C18];&quot;\n&quot;;[.C19])" office:value-type="string" office:string-value="TST_DUPTATTR16\nTST_DUPTATTR17">
            <text:p>TST_DUPTATTR16\nTST_DUPTATTR17</text:p>
          </table:table-cell>
          <table:table-cell table:style-name="ce9" table:formula="of:=CONCATENATE([.C17];&quot;&lt;BR&gt;&quot;;[.C18];&quot;\n&quot;;[.C10];&quot;&lt;BR&gt;&quot;;[.C11];&quot;&lt;BR&gt;&quot;;[.C12])" office:value-type="string" office:string-value="TST_DUPTATTR15&lt;BR&gt;TST_DUPTATTR16\nTST_DUPTATTR8&lt;BR&gt;TST_DUPTATTR9&lt;BR&gt;TST_DUPTATTR10">
            <text:p>TST_DUPTATTR15&lt;BR&gt;TST_DUPTATTR16\nTST_DUPTATTR8&lt;BR&gt;TST_DUPTATTR9&lt;BR&gt;TST_DUPTATTR10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19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19</text:p>
          </table:table-cell>
          <table:table-cell table:style-name="ce9" table:formula="of:=[.B20]" office:value-type="string" office:string-value="TST_UPDTATTR">
            <text:p>TST_UPDTATTR</text:p>
          </table:table-cell>
          <table:table-cell table:style-name="ce9" table:formula="of:=CONCATENATE([.C19];&quot;\n&quot;;[.C20])" office:value-type="string" office:string-value="TST_DUPTATTR17\nTST_DUPTATTR18">
            <text:p>TST_DUPTATTR17\nTST_DUPTATTR18</text:p>
          </table:table-cell>
          <table:table-cell table:style-name="ce9" office:value-type="float" office:value="7">
            <text:p>7</text:p>
          </table:table-cell>
          <table:table-cell table:style-name="ce27" office:value-type="string">
            <text:p>1\n7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1</text:p>
          </table:table-cell>
          <table:table-cell table:style-name="ce30" office:value-type="string">
            <text:p>810,132\n334,64\n56</text:p>
          </table:table-cell>
          <table:table-cell table:style-name="ce9" office:value-type="string">
            <text:p>Trois lignes\nLigne suivante\nDernière ligne - 1</text:p>
          </table:table-cell>
          <table:table-cell table:style-name="ce9" office:value-type="string">
            <text:p>2\n10\n1</text:p>
          </table:table-cell>
          <table:table-cell table:style-name="ce9" table:formula="of:=CONCATENATE([.C18];&quot;\n&quot;;[.C19];&quot;\n&quot;;[.C20])" office:value-type="string" office:string-value="TST_DUPTATTR16\nTST_DUPTATTR17\nTST_DUPTATTR18">
            <text:p>TST_DUPTATTR16\nTST_DUPTATTR17\nTST_DUPTATTR18</text:p>
          </table:table-cell>
          <table:table-cell table:style-name="ce9" table:formula="of:=CONCATENATE([.C18];&quot;&lt;BR&gt;&quot;;[.C19];&quot;\n&quot;;[.C11];&quot;&lt;BR&gt;&quot;;[.C12];&quot;&lt;BR&gt;&quot;;[.C13];&quot;\n&quot;;[.C1];&quot;&lt;BR&gt;&quot;;[.C3];&quot;&lt;BR&gt;&quot;;[.C4])" office:value-type="string" office:string-value="TST_DUPTATTR16&lt;BR&gt;TST_DUPTATTR17\nTST_DUPTATTR9&lt;BR&gt;TST_DUPTATTR10&lt;BR&gt;TST_DUPTATTR11\n&lt;BR&gt;TST_DUPTATTR1&lt;BR&gt;TST_DUPTATTR2">
            <text:p>TST_DUPTATTR16&lt;BR&gt;TST_DUPTATTR17\nTST_DUPTATTR9&lt;BR&gt;TST_DUPTATTR10&lt;BR&gt;TST_DUPTATTR11\n&lt;BR&gt;TST_DUPTATTR1&lt;BR&gt;TST_DUPTATTR2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0</text:p>
          </table:table-cell>
          <table:table-cell table:style-name="ce9" table:formula="of:=[.B21]" office:value-type="string" office:string-value="TST_UPDTATTR">
            <text:p>TST_UPDTATTR</text:p>
          </table:table-cell>
          <table:table-cell table:style-name="ce9" table:formula="of:=CONCATENATE([.C20];&quot;\n&quot;;[.C21])" office:value-type="string" office:string-value="TST_DUPTATTR18\nTST_DUPTATTR19">
            <text:p>TST_DUPTATTR18\nTST_DUPTATTR19</text:p>
          </table:table-cell>
          <table:table-cell table:style-name="ce9" office:value-type="float" office:value="8">
            <text:p>8</text:p>
          </table:table-cell>
          <table:table-cell table:style-name="ce27" office:value-type="string">
            <text:p>1\n8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2</text:p>
          </table:table-cell>
          <table:table-cell table:style-name="ce30" office:value-type="string">
            <text:p>810,132\n334,64\n57</text:p>
          </table:table-cell>
          <table:table-cell table:style-name="ce9" office:value-type="string">
            <text:p>Trois lignes\nLigne suivante\nDernière ligne - 2</text:p>
          </table:table-cell>
          <table:table-cell table:style-name="ce9" office:value-type="string">
            <text:p>2\n10\n2</text:p>
          </table:table-cell>
          <table:table-cell table:style-name="ce9" table:formula="of:=CONCATENATE([.C19];&quot;\n&quot;;[.C20];&quot;\n&quot;;[.C21])" office:value-type="string" office:string-value="TST_DUPTATTR17\nTST_DUPTATTR18\nTST_DUPTATTR19">
            <text:p>TST_DUPTATTR17\nTST_DUPTATTR18\nTST_DUPTATTR19</text:p>
          </table:table-cell>
          <table:table-cell table:style-name="ce9" table:formula="of:=CONCATENATE([.C19];&quot;&lt;BR&gt;&quot;;[.C20];&quot;\n&quot;;[.C12];&quot;&lt;BR&gt;&quot;;[.C13];&quot;&lt;BR&gt;&quot;;[.C14];&quot;\n&quot;;[.C3];&quot;&lt;BR&gt;&quot;;[.C4];&quot;&lt;BR&gt;&quot;;[.C5])" office:value-type="string" office:string-value="TST_DUPTATTR17&lt;BR&gt;TST_DUPTATTR18\nTST_DUPTATTR10&lt;BR&gt;TST_DUPTATTR11&lt;BR&gt;TST_DUPTATTR12\nTST_DUPTATTR1&lt;BR&gt;TST_DUPTATTR2&lt;BR&gt;TST_DUPTATTR3">
            <text:p>TST_DUPTATTR17&lt;BR&gt;TST_DUPTATTR18\nTST_DUPTATTR10&lt;BR&gt;TST_DUPTATTR11&lt;BR&gt;TST_DUPTATTR12\nTST_DUPTATTR1&lt;BR&gt;TST_DUPTATTR2&lt;BR&gt;TST_DUPTATTR3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1</text:p>
          </table:table-cell>
          <table:table-cell table:style-name="ce9" table:formula="of:=[.B22]" office:value-type="string" office:string-value="TST_UPDTATTR">
            <text:p>TST_UPDTATTR</text:p>
          </table:table-cell>
          <table:table-cell table:style-name="ce9" table:formula="of:=CONCATENATE([.C21];&quot;\n&quot;;[.C22])" office:value-type="string" office:string-value="TST_DUPTATTR19\nTST_DUPTATTR20">
            <text:p>TST_DUPTATTR19\nTST_DUPTATTR20</text:p>
          </table:table-cell>
          <table:table-cell table:style-name="ce9" office:value-type="float" office:value="9">
            <text:p>9</text:p>
          </table:table-cell>
          <table:table-cell table:style-name="ce27" office:value-type="string">
            <text:p>1\n9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3</text:p>
          </table:table-cell>
          <table:table-cell table:style-name="ce30" office:value-type="string">
            <text:p>810,132\n334,64\n58</text:p>
          </table:table-cell>
          <table:table-cell table:style-name="ce9" office:value-type="string">
            <text:p>Trois lignes\nLigne suivante\nDernière ligne - 3</text:p>
          </table:table-cell>
          <table:table-cell table:style-name="ce9" office:value-type="string">
            <text:p>2\n10\n3</text:p>
          </table:table-cell>
          <table:table-cell table:style-name="ce9" table:formula="of:=CONCATENATE([.C20];&quot;\n&quot;;[.C21];&quot;\n&quot;;[.C22])" office:value-type="string" office:string-value="TST_DUPTATTR18\nTST_DUPTATTR19\nTST_DUPTATTR20">
            <text:p>TST_DUPTATTR18\nTST_DUPTATTR19\nTST_DUPTATTR20</text:p>
          </table:table-cell>
          <table:table-cell table:style-name="ce9" table:formula="of:=CONCATENATE([.C20];&quot;&lt;BR&gt;&quot;;[.C21];&quot;\n&quot;;[.C13];&quot;&lt;BR&gt;&quot;;[.C14];&quot;&lt;BR&gt;&quot;;[.C15];&quot;\n&quot;;[.C4];&quot;&lt;BR&gt;&quot;;[.C5];&quot;&lt;BR&gt;&quot;;[.C6])" office:value-type="string" office:string-value="TST_DUPTATTR18&lt;BR&gt;TST_DUPTATTR19\nTST_DUPTATTR11&lt;BR&gt;TST_DUPTATTR12&lt;BR&gt;TST_DUPTATTR13\nTST_DUPTATTR2&lt;BR&gt;TST_DUPTATTR3&lt;BR&gt;TST_DUPTATTR4">
            <text:p>TST_DUPTATTR18&lt;BR&gt;TST_DUPTATTR19\nTST_DUPTATTR11&lt;BR&gt;TST_DUPTATTR12&lt;BR&gt;TST_DUPTATTR13\nTST_DUPTATTR2&lt;BR&gt;TST_DUPTATTR3&lt;BR&gt;TST_DUPTATTR4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2</text:p>
          </table:table-cell>
          <table:table-cell table:style-name="ce9" table:formula="of:=[.B23]" office:value-type="string" office:string-value="TST_UPDTATTR">
            <text:p>TST_UPDTATTR</text:p>
          </table:table-cell>
          <table:table-cell table:style-name="ce9" table:formula="of:=CONCATENATE([.C22];&quot;\n&quot;;[.C23])" office:value-type="string" office:string-value="TST_DUPTATTR20\nTST_DUPTATTR21">
            <text:p>TST_DUPTATTR20\nTST_DUPTATTR21</text:p>
          </table:table-cell>
          <table:table-cell table:style-name="ce9" office:value-type="float" office:value="10">
            <text:p>10</text:p>
          </table:table-cell>
          <table:table-cell table:style-name="ce27" office:value-type="string">
            <text:p>1\n10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4</text:p>
          </table:table-cell>
          <table:table-cell table:style-name="ce30" office:value-type="string">
            <text:p>810,132\n334,64\n59</text:p>
          </table:table-cell>
          <table:table-cell table:style-name="ce9" office:value-type="string">
            <text:p>Trois lignes\nLigne suivante\nDernière ligne - 4</text:p>
          </table:table-cell>
          <table:table-cell table:style-name="ce9" office:value-type="string">
            <text:p>2\n10\n4</text:p>
          </table:table-cell>
          <table:table-cell table:style-name="ce9" table:formula="of:=CONCATENATE([.C21];&quot;\n&quot;;[.C22];&quot;\n&quot;;[.C23])" office:value-type="string" office:string-value="TST_DUPTATTR19\nTST_DUPTATTR20\nTST_DUPTATTR21">
            <text:p>TST_DUPTATTR19\nTST_DUPTATTR20\nTST_DUPTATTR21</text:p>
          </table:table-cell>
          <table:table-cell table:style-name="ce9" table:formula="of:=CONCATENATE([.C21];&quot;&lt;BR&gt;&quot;;[.C22];&quot;\n&quot;;[.C14];&quot;&lt;BR&gt;&quot;;[.C15];&quot;&lt;BR&gt;&quot;;[.C16];&quot;\n&quot;;[.C5];&quot;&lt;BR&gt;&quot;;[.C6];&quot;&lt;BR&gt;&quot;;[.C7])" office:value-type="string" office:string-value="TST_DUPTATTR19&lt;BR&gt;TST_DUPTATTR20\nTST_DUPTATTR12&lt;BR&gt;TST_DUPTATTR13&lt;BR&gt;TST_DUPTATTR14\nTST_DUPTATTR3&lt;BR&gt;TST_DUPTATTR4&lt;BR&gt;TST_DUPTATTR5">
            <text:p>TST_DUPTATTR19&lt;BR&gt;TST_DUPTATTR20\nTST_DUPTATTR12&lt;BR&gt;TST_DUPTATTR13&lt;BR&gt;TST_DUPTATTR14\nTST_DUPTATTR3&lt;BR&gt;TST_DUPTATTR4&lt;BR&gt;TST_DUPTATTR5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3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3</text:p>
          </table:table-cell>
          <table:table-cell table:style-name="ce9" table:formula="of:=[.B24]" office:value-type="string" office:string-value="TST_UPDTATTR">
            <text:p>TST_UPDTATTR</text:p>
          </table:table-cell>
          <table:table-cell table:style-name="ce9" table:formula="of:=CONCATENATE([.C23];&quot;\n&quot;;[.C24])" office:value-type="string" office:string-value="TST_DUPTATTR21\nTST_DUPTATTR22">
            <text:p>TST_DUPTATTR21\nTST_DUPTATTR22</text:p>
          </table:table-cell>
          <table:table-cell table:style-name="ce9" office:value-type="float" office:value="11">
            <text:p>11</text:p>
          </table:table-cell>
          <table:table-cell table:style-name="ce27" office:value-type="string">
            <text:p>1\n11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5</text:p>
          </table:table-cell>
          <table:table-cell table:style-name="ce30" office:value-type="string">
            <text:p>810,132\n334,64\n60</text:p>
          </table:table-cell>
          <table:table-cell table:style-name="ce9" office:value-type="string">
            <text:p>Trois lignes\nLigne suivante\nDernière ligne - 5</text:p>
          </table:table-cell>
          <table:table-cell table:style-name="ce9" office:value-type="string">
            <text:p>2\n10\n5</text:p>
          </table:table-cell>
          <table:table-cell table:style-name="ce9" table:formula="of:=CONCATENATE([.C22];&quot;\n&quot;;[.C23];&quot;\n&quot;;[.C24])" office:value-type="string" office:string-value="TST_DUPTATTR20\nTST_DUPTATTR21\nTST_DUPTATTR22">
            <text:p>TST_DUPTATTR20\nTST_DUPTATTR21\nTST_DUPTATTR22</text:p>
          </table:table-cell>
          <table:table-cell table:style-name="ce9" table:formula="of:=CONCATENATE([.C22];&quot;&lt;BR&gt;&quot;;[.C23];&quot;\n&quot;;[.C15];&quot;&lt;BR&gt;&quot;;[.C16];&quot;&lt;BR&gt;&quot;;[.C17];&quot;\n&quot;;[.C6];&quot;&lt;BR&gt;&quot;;[.C7];&quot;&lt;BR&gt;&quot;;[.C8])" office:value-type="string" office:string-value="TST_DUPTATTR20&lt;BR&gt;TST_DUPTATTR21\nTST_DUPTATTR13&lt;BR&gt;TST_DUPTATTR14&lt;BR&gt;TST_DUPTATTR15\nTST_DUPTATTR4&lt;BR&gt;TST_DUPTATTR5&lt;BR&gt;TST_DUPTATTR6">
            <text:p>TST_DUPTATTR20&lt;BR&gt;TST_DUPTATTR21\nTST_DUPTATTR13&lt;BR&gt;TST_DUPTATTR14&lt;BR&gt;TST_DUPTATTR15\nTST_DUPTATTR4&lt;BR&gt;TST_DUPTATTR5&lt;BR&gt;TST_DUPTATTR6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4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4</text:p>
          </table:table-cell>
          <table:table-cell table:style-name="ce9" table:formula="of:=[.B25]" office:value-type="string" office:string-value="TST_UPDTATTR">
            <text:p>TST_UPDTATTR</text:p>
          </table:table-cell>
          <table:table-cell table:style-name="ce9" table:formula="of:=CONCATENATE([.C24];&quot;\n&quot;;[.C25])" office:value-type="string" office:string-value="TST_DUPTATTR22\nTST_DUPTATTR23">
            <text:p>TST_DUPTATTR22\nTST_DUPTATTR23</text:p>
          </table:table-cell>
          <table:table-cell table:style-name="ce9" office:value-type="float" office:value="12">
            <text:p>12</text:p>
          </table:table-cell>
          <table:table-cell table:style-name="ce27" office:value-type="string">
            <text:p>1\n12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6</text:p>
          </table:table-cell>
          <table:table-cell table:style-name="ce30" office:value-type="string">
            <text:p>810,132\n334,64\n61</text:p>
          </table:table-cell>
          <table:table-cell table:style-name="ce9" office:value-type="string">
            <text:p>Trois lignes\nLigne suivante\nDernière ligne - 6</text:p>
          </table:table-cell>
          <table:table-cell table:style-name="ce9" office:value-type="string">
            <text:p>2\n10\n6</text:p>
          </table:table-cell>
          <table:table-cell table:style-name="ce9" table:formula="of:=CONCATENATE([.C23];&quot;\n&quot;;[.C24];&quot;\n&quot;;[.C25])" office:value-type="string" office:string-value="TST_DUPTATTR21\nTST_DUPTATTR22\nTST_DUPTATTR23">
            <text:p>TST_DUPTATTR21\nTST_DUPTATTR22\nTST_DUPTATTR23</text:p>
          </table:table-cell>
          <table:table-cell table:style-name="ce9" table:formula="of:=CONCATENATE([.C23];&quot;&lt;BR&gt;&quot;;[.C24];&quot;\n&quot;;[.C16];&quot;&lt;BR&gt;&quot;;[.C17];&quot;&lt;BR&gt;&quot;;[.C18];&quot;\n&quot;;[.C7];&quot;&lt;BR&gt;&quot;;[.C8];&quot;&lt;BR&gt;&quot;;[.C9])" office:value-type="string" office:string-value="TST_DUPTATTR21&lt;BR&gt;TST_DUPTATTR22\nTST_DUPTATTR14&lt;BR&gt;TST_DUPTATTR15&lt;BR&gt;TST_DUPTATTR16\nTST_DUPTATTR5&lt;BR&gt;TST_DUPTATTR6&lt;BR&gt;TST_DUPTATTR7">
            <text:p>TST_DUPTATTR21&lt;BR&gt;TST_DUPTATTR22\nTST_DUPTATTR14&lt;BR&gt;TST_DUPTATTR15&lt;BR&gt;TST_DUPTATTR16\nTST_DUPTATTR5&lt;BR&gt;TST_DUPTATTR6&lt;BR&gt;TST_DUPTATTR7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5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5</text:p>
          </table:table-cell>
          <table:table-cell table:style-name="ce9" table:formula="of:=[.B26]" office:value-type="string" office:string-value="TST_UPDTATTR">
            <text:p>TST_UPDTATTR</text:p>
          </table:table-cell>
          <table:table-cell table:style-name="ce9" table:formula="of:=CONCATENATE([.C25];&quot;\n&quot;;[.C26])" office:value-type="string" office:string-value="TST_DUPTATTR23\nTST_DUPTATTR24">
            <text:p>TST_DUPTATTR23\nTST_DUPTATTR24</text:p>
          </table:table-cell>
          <table:table-cell table:style-name="ce9" office:value-type="float" office:value="1">
            <text:p>1</text:p>
          </table:table-cell>
          <table:table-cell table:style-name="ce27" office:value-type="string">
            <text:p>12\n11\n10\n1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7</text:p>
          </table:table-cell>
          <table:table-cell table:style-name="ce30" office:value-type="string">
            <text:p>810,132\n334,64\n62</text:p>
          </table:table-cell>
          <table:table-cell table:style-name="ce9" office:value-type="string">
            <text:p>Trois lignes\nLigne suivante\nDernière ligne - 7</text:p>
          </table:table-cell>
          <table:table-cell table:style-name="ce9" office:value-type="string">
            <text:p>2\n10\n7</text:p>
          </table:table-cell>
          <table:table-cell table:style-name="ce9" table:formula="of:=CONCATENATE([.C24];&quot;\n&quot;;[.C25];&quot;\n&quot;;[.C26])" office:value-type="string" office:string-value="TST_DUPTATTR22\nTST_DUPTATTR23\nTST_DUPTATTR24">
            <text:p>TST_DUPTATTR22\nTST_DUPTATTR23\nTST_DUPTATTR24</text:p>
          </table:table-cell>
          <table:table-cell table:style-name="ce9" table:formula="of:=CONCATENATE([.C24];&quot;&lt;BR&gt;&quot;;[.C25];&quot;\n&quot;;[.C17];&quot;&lt;BR&gt;&quot;;[.C18];&quot;&lt;BR&gt;&quot;;[.C19];&quot;\n&quot;;[.C8];&quot;&lt;BR&gt;&quot;;[.C9];&quot;&lt;BR&gt;&quot;;[.C10])" office:value-type="string" office:string-value="TST_DUPTATTR22&lt;BR&gt;TST_DUPTATTR23\nTST_DUPTATTR15&lt;BR&gt;TST_DUPTATTR16&lt;BR&gt;TST_DUPTATTR17\nTST_DUPTATTR6&lt;BR&gt;TST_DUPTATTR7&lt;BR&gt;TST_DUPTATTR8">
            <text:p>TST_DUPTATTR22&lt;BR&gt;TST_DUPTATTR23\nTST_DUPTATTR15&lt;BR&gt;TST_DUPTATTR16&lt;BR&gt;TST_DUPTATTR17\nTST_DUPTATTR6&lt;BR&gt;TST_DUPTATTR7&lt;BR&gt;TST_DUPTATTR8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6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6</text:p>
          </table:table-cell>
          <table:table-cell table:style-name="ce9" table:formula="of:=[.B27]" office:value-type="string" office:string-value="TST_UPDTATTR">
            <text:p>TST_UPDTATTR</text:p>
          </table:table-cell>
          <table:table-cell table:style-name="ce9" table:formula="of:=CONCATENATE([.C26];&quot;\n&quot;;[.C27])" office:value-type="string" office:string-value="TST_DUPTATTR24\nTST_DUPTATTR25">
            <text:p>TST_DUPTATTR24\nTST_DUPTATTR25</text:p>
          </table:table-cell>
          <table:table-cell table:style-name="ce9" office:value-type="float" office:value="2">
            <text:p>2</text:p>
          </table:table-cell>
          <table:table-cell table:style-name="ce27" office:value-type="string">
            <text:p>3\n1\n2\n4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8</text:p>
          </table:table-cell>
          <table:table-cell table:style-name="ce30" office:value-type="string">
            <text:p>810,132\n334,64\n63</text:p>
          </table:table-cell>
          <table:table-cell table:style-name="ce9" office:value-type="string">
            <text:p>Trois lignes\nLigne suivante\nDernière ligne - 8</text:p>
          </table:table-cell>
          <table:table-cell table:style-name="ce9" office:value-type="string">
            <text:p>2\n10\n8</text:p>
          </table:table-cell>
          <table:table-cell table:style-name="ce9" table:formula="of:=CONCATENATE([.C25];&quot;\n&quot;;[.C26];&quot;\n&quot;;[.C27])" office:value-type="string" office:string-value="TST_DUPTATTR23\nTST_DUPTATTR24\nTST_DUPTATTR25">
            <text:p>TST_DUPTATTR23\nTST_DUPTATTR24\nTST_DUPTATTR25</text:p>
          </table:table-cell>
          <table:table-cell table:style-name="ce9" table:formula="of:=CONCATENATE([.C25];&quot;&lt;BR&gt;&quot;;[.C26];&quot;\n&quot;;[.C18];&quot;&lt;BR&gt;&quot;;[.C19];&quot;&lt;BR&gt;&quot;;[.C20];&quot;\n&quot;;[.C9];&quot;&lt;BR&gt;&quot;;[.C10];&quot;&lt;BR&gt;&quot;;[.C11])" office:value-type="string" office:string-value="TST_DUPTATTR23&lt;BR&gt;TST_DUPTATTR24\nTST_DUPTATTR16&lt;BR&gt;TST_DUPTATTR17&lt;BR&gt;TST_DUPTATTR18\nTST_DUPTATTR7&lt;BR&gt;TST_DUPTATTR8&lt;BR&gt;TST_DUPTATTR9">
            <text:p>TST_DUPTATTR23&lt;BR&gt;TST_DUPTATTR24\nTST_DUPTATTR16&lt;BR&gt;TST_DUPTATTR17&lt;BR&gt;TST_DUPTATTR18\nTST_DUPTATTR7&lt;BR&gt;TST_DUPTATTR8&lt;BR&gt;TST_DUPTATTR9</text:p>
          </table:table-cell>
          <table:table-cell table:style-name="ce9" table:number-columns-repeated="240"/>
        </table:table-row>
        <table:table-row table:style-name="ro5">
          <table:table-cell table:style-name="ce9" office:value-type="string">
            <text:p>DOC</text:p>
          </table:table-cell>
          <table:table-cell table:style-name="ce22" office:value-type="string">
            <text:p>TST_UPDTATTR</text:p>
          </table:table-cell>
          <table:table-cell table:style-name="ce22" office:value-type="string">
            <text:p>TST_DUPTATTR27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itre 27</text:p>
          </table:table-cell>
          <table:table-cell table:style-name="ce9" table:formula="of:=[.B28]" office:value-type="string" office:string-value="TST_UPDTATTR">
            <text:p>TST_UPDTATTR</text:p>
          </table:table-cell>
          <table:table-cell table:style-name="ce9" table:formula="of:=CONCATENATE([.C27];&quot;\n&quot;;[.C28])" office:value-type="string" office:string-value="TST_DUPTATTR25\nTST_DUPTATTR26">
            <text:p>TST_DUPTATTR25\nTST_DUPTATTR26</text:p>
          </table:table-cell>
          <table:table-cell table:style-name="ce9" office:value-type="float" office:value="3">
            <text:p>3</text:p>
          </table:table-cell>
          <table:table-cell table:style-name="ce27" office:value-type="string">
            <text:p>1\n2\n5</text:p>
          </table:table-cell>
          <table:table-cell table:style-name="ce9" office:value-type="string">
            <text:p>TST_UUPDTATTR2</text:p>
          </table:table-cell>
          <table:table-cell table:style-name="ce9" office:value-type="string">
            <text:p>145\n12\n9</text:p>
          </table:table-cell>
          <table:table-cell table:style-name="ce30" office:value-type="string">
            <text:p>810,132\n334,64\n64</text:p>
          </table:table-cell>
          <table:table-cell table:style-name="ce9" office:value-type="string">
            <text:p>Trois lignes\nLigne suivante\nDernière ligne - 9</text:p>
          </table:table-cell>
          <table:table-cell table:style-name="ce9" office:value-type="string">
            <text:p>2\n10\n9</text:p>
          </table:table-cell>
          <table:table-cell table:style-name="ce9" table:formula="of:=CONCATENATE([.C26];&quot;\n&quot;;[.C27];&quot;\n&quot;;[.C28])" office:value-type="string" office:string-value="TST_DUPTATTR24\nTST_DUPTATTR25\nTST_DUPTATTR26">
            <text:p>TST_DUPTATTR24\nTST_DUPTATTR25\nTST_DUPTATTR26</text:p>
          </table:table-cell>
          <table:table-cell table:style-name="ce9" table:formula="of:=CONCATENATE([.C26];&quot;&lt;BR&gt;&quot;;[.C27];&quot;\n&quot;;[.C19];&quot;&lt;BR&gt;&quot;;[.C20];&quot;&lt;BR&gt;&quot;;[.C21];&quot;\n&quot;;[.C10];&quot;&lt;BR&gt;&quot;;[.C11];&quot;&lt;BR&gt;&quot;;[.C12])" office:value-type="string" office:string-value="TST_DUPTATTR24&lt;BR&gt;TST_DUPTATTR25\nTST_DUPTATTR17&lt;BR&gt;TST_DUPTATTR18&lt;BR&gt;TST_DUPTATTR19\nTST_DUPTATTR8&lt;BR&gt;TST_DUPTATTR9&lt;BR&gt;TST_DUPTATTR10">
            <text:p>TST_DUPTATTR24&lt;BR&gt;TST_DUPTATTR25\nTST_DUPTATTR17&lt;BR&gt;TST_DUPTATTR18&lt;BR&gt;TST_DUPTATTR19\nTST_DUPTATTR8&lt;BR&gt;TST_DUPTATTR9&lt;BR&gt;TST_DUPTATTR10</text:p>
          </table:table-cell>
          <table:table-cell table:style-name="ce9" table:number-columns-repeated="240"/>
        </table:table-row>
        <table:table-row table:style-name="ro1" table:number-rows-repeated="20">
          <table:table-cell table:style-name="ce11" table:number-columns-repeated="8"/>
          <table:table-cell table:style-name="ce28"/>
          <table:table-cell table:style-name="ce11" table:number-columns-repeated="247"/>
        </table:table-row>
        <table:table-row table:style-name="ro1" table:number-rows-repeated="10485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7T18:06:35</dc:date>
    <dc:creator>Eric Brison</dc:creator>
    <meta:generator>LibreOffice/3.5$Linux_x86 LibreOffice_project/350m1$Build-2</meta:generator>
    <meta:editing-duration>P3DT9H7M53S</meta:editing-duration>
    <meta:editing-cycles>134</meta:editing-cycles>
    <meta:document-statistic meta:table-count="3" meta:cell-count="670" meta:object-count="0"/>
  </office:meta>
</office:document-meta>
</file>